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280000002FF98F46A060878DDBF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i_20_ilman_20_täyttöä_20_ja_20_viiva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15cm" fo:min-width="4.4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116cm" fo:min-width="4.366cm" fo:padding-top="0.142cm" fo:padding-bottom="0.142cm" fo:padding-left="0.267cm" fo:padding-right="0.267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9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Arial" fo:font-size="13pt" style:font-size-asian="13pt" style:font-size-complex="13pt"/>
    </style:style>
    <style:style style:name="P3" style:family="paragraph">
      <style:paragraph-properties fo:text-align="center"/>
      <style:text-properties style:font-name="Arial"/>
    </style:style>
    <style:style style:name="P4" style:family="paragraph">
      <loext:graphic-properties draw:fill="none" draw:fill-color="#ffffff"/>
      <style:paragraph-properties fo:text-align="center"/>
      <style:text-properties style:font-name="Arial"/>
    </style:style>
    <style:style style:name="T1" style:family="text">
      <style:text-properties style:font-name="Arial" fo:font-size="13pt" style:font-size-asian="13pt" style:font-size-complex="13pt"/>
    </style:style>
    <style:style style:name="T2" style:family="text">
      <style:text-properties style:font-name="Ari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Oletus">
        <draw:frame draw:style-name="gr1" draw:text-style-name="P1" xml:id="id2" draw:id="id2" draw:layer="layout" svg:width="5.1cm" svg:height="6.116cm" svg:x="8.5cm" svg:y="2.6cm">
          <draw:image xlink:href="Pictures/1000020100000280000002FF98F46A060878DDBF.png" xlink:type="simple" xlink:show="embed" xlink:actuate="onLoad">
            <text:p/>
          </draw:image>
        </draw:frame>
        <draw:custom-shape draw:style-name="gr2" draw:text-style-name="P2" xml:id="id5" draw:id="id5" draw:layer="layout" svg:width="4.9cm" svg:height="1.4cm" svg:x="1.5cm" svg:y="2.4cm">
          <text:p text:style-name="P1"><text:span text:style-name="T1">API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4" draw:id="id4" draw:layer="layout" svg:width="4.9cm" svg:height="1.4cm" svg:x="1.5cm" svg:y="4cm">
          <text:p text:style-name="P1"><text:span text:style-name="T1">Server Engine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3" draw:id="id3" draw:layer="layout" svg:width="4.9cm" svg:height="1.4cm" svg:x="1.5cm" svg:y="5.6cm">
          <text:p text:style-name="P1"><text:span text:style-name="T1">Operating Syste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" draw:id="id1" draw:layer="layout" svg:width="4.9cm" svg:height="1.4cm" svg:x="1.5cm" svg:y="7.2cm">
          <text:p text:style-name="P1"><text:span text:style-name="T1">Networking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6.4cm" svg:y1="7.9cm" svg:x2="8.5cm" svg:y2="5.658cm" draw:start-shape="id1" draw:start-glue-point="1" draw:end-shape="id2" svg:d="M6400 7900h1059v-2242h1041" svg:viewBox="0 0 2101 2243">
          <text:p/>
        </draw:connector>
        <draw:connector draw:style-name="gr4" draw:text-style-name="P1" draw:layer="layout" svg:x1="6.4cm" svg:y1="6.3cm" svg:x2="8.5cm" svg:y2="5.658cm" draw:start-shape="id3" draw:start-glue-point="1" draw:end-shape="id2" draw:end-glue-point="3" svg:d="M6400 6300h1059v-642h1041" svg:viewBox="0 0 2101 643">
          <text:p/>
        </draw:connector>
        <draw:connector draw:style-name="gr4" draw:text-style-name="P1" draw:layer="layout" svg:x1="6.4cm" svg:y1="4.7cm" svg:x2="8.5cm" svg:y2="5.658cm" draw:start-shape="id4" draw:start-glue-point="1" draw:end-shape="id2" svg:d="M6400 4700h1059v958h1041" svg:viewBox="0 0 2101 959">
          <text:p/>
        </draw:connector>
        <draw:connector draw:style-name="gr4" draw:text-style-name="P1" draw:layer="layout" svg:x1="6.4cm" svg:y1="3.1cm" svg:x2="8.5cm" svg:y2="5.658cm" draw:start-shape="id5" draw:start-glue-point="1" draw:end-shape="id2" draw:end-glue-point="3" svg:d="M6400 3100h1059v2558h1041" svg:viewBox="0 0 2101 2559">
          <text:p/>
        </draw:connector>
        <draw:frame draw:style-name="gr5" draw:text-style-name="P4" draw:layer="layout" svg:width="5.1cm" svg:height="1.2cm" svg:x="8.3cm" svg:y="1.4cm">
          <draw:text-box>
            <text:p text:style-name="P3"><text:span text:style-name="T2">Serve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i" fo:country="FI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i_20_ilman_20_täyttöä_20_ja_20_viivaa" style:display-name="Objekti ilman täyttöä ja viiva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Oletu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29T19:12:27.266571920</meta:creation-date>
    <dc:date>2016-10-29T19:27:11.300404146</dc:date>
    <meta:editing-duration>PT14M43S</meta:editing-duration>
    <meta:editing-cycles>3</meta:editing-cycles>
    <meta:generator>LibreOffice/5.0.6.3$FreeBSD_X86_64 LibreOffice_project/00m0$Build-3</meta:generator>
    <meta:document-statistic meta:object-count="10"/>
  </office:meta>
</office:document-meta>
</file>